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  <style:style style:name="T4" style:family="text">
      <style:text-properties fo:color="#87d1d1"/>
    </style:style>
    <style:style style:name="T5" style:family="text">
      <style:text-properties fo:color="#87d1d1" officeooo:rsid="000829b0"/>
    </style:style>
    <style:style style:name="T6" style:family="text">
      <style:text-properties officeooo:rsid="001118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2"><text:span text:style-name="T4">СУМЛІННА РОБОТА НА УРОЦІ</text:span></text:p>
            <text:p text:style-name="P2"/>
          </table:table-cell>
        </table:table-row>
        <table:table-row>
          <table:table-cell table:style-name="Таблиця1.A4" office:value-type="string">
            <text:p text:style-name="P8">Учень /</text:p>
            <text:p text:style-name="P8">Учениця:</text:p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9">Виявляє інтерес до навчання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Активно працює на уроці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Працює зосереджено</text:p>
          </table:table-cell>
        </table:table-row>
        <table:table-row>
          <table:table-cell table:style-name="Таблиця1.A9" office:value-type="string">
            <text:p text:style-name="P7"/>
          </table:table-cell>
          <table:table-cell table:style-name="Таблиця1.B9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0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1" office:value-type="string">
            <text:p text:style-name="P7">Співпрацює з іншими дітьми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2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3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4" office:value-type="string">
            <text:p text:style-name="P7">Дотримується правил поведінки під час уроку, гри, відпочинку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5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7"/>
          </table:table-cell>
          <table:table-cell table:style-name="Таблиця1.B17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3"><text:span text:style-name="T5">ПРАВИЛА РОБОТИ ТА ПОВЕДІНКИ</text:span><text:span text:style-name="T4"> НА УРОЦІ</text:span></text:p>
            <text:p text:style-name="P3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2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/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не слухає музику, не відвідує заборонені сайти, не користується смартфоном та ін. власною технікою без дозволу вчителя, </text:span>уважно слухає вчителя)</text:p>
            <text:p text:style-name="P11"/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/>
            <text:p text:style-name="P12">Дотримується елементарних правил безпеки (не чіпає дроти, не упускає мишу, не торкається монітору і системного блоку)</text:p>
            <text:p text:style-name="P12"/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/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  <text:p text:style-name="P13"><text:soft-page-break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07:08:59.997377670</dc:date>
    <meta:editing-duration>PT23M27S</meta:editing-duration>
    <meta:editing-cycles>4</meta:editing-cycles>
    <meta:generator>LibreOffice/6.1.3.2$Linux_X86_64 LibreOffice_project/10$Build-2</meta:generator>
    <meta:print-date>2018-09-04T07:57:44.052719813</meta:print-date>
    <meta:document-statistic meta:table-count="2" meta:image-count="0" meta:object-count="0" meta:page-count="2" meta:paragraph-count="23" meta:word-count="151" meta:character-count="1054" meta:non-whitespace-character-count="926"/>
  </office:meta>
</office:document-meta>
</file>